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FDF818C913.png" manifest:media-type="image/png"/>
  <manifest:file-entry manifest:full-path="Pictures/10000201000001C200000187278F1037.png" manifest:media-type="image/png"/>
  <manifest:file-entry manifest:full-path="Pictures/100002010000016B0000013995280097.png" manifest:media-type="image/png"/>
  <manifest:file-entry manifest:full-path="Pictures/10000201000000530000011C3D51DC7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4ec" officeooo:paragraph-rsid="000c34ec"/>
    </style:style>
    <style:style style:name="P2" style:family="paragraph" style:parent-style-name="Standard">
      <style:text-properties officeooo:rsid="000ceca7" officeooo:paragraph-rsid="000ceca7"/>
    </style:style>
    <style:style style:name="P3" style:family="paragraph" style:parent-style-name="Standard">
      <style:text-properties officeooo:rsid="000eb2af" officeooo:paragraph-rsid="000eb2af"/>
    </style:style>
    <style:style style:name="P4" style:family="paragraph" style:parent-style-name="Standard">
      <style:paragraph-properties fo:text-align="end" style:justify-single-word="false"/>
      <style:text-properties officeooo:rsid="000eeb94" officeooo:paragraph-rsid="000eeb94"/>
    </style:style>
    <style:style style:name="P5" style:family="paragraph" style:parent-style-name="Standard">
      <style:paragraph-properties fo:break-before="page"/>
      <style:text-properties officeooo:rsid="000c34ec" officeooo:paragraph-rsid="000c34ec"/>
    </style:style>
    <style:style style:name="P6" style:family="paragraph" style:parent-style-name="Standard">
      <style:paragraph-properties fo:break-before="page"/>
      <style:text-properties officeooo:rsid="000eb2af" officeooo:paragraph-rsid="000eb2af"/>
    </style:style>
    <style:style style:name="T1" style:family="text">
      <style:text-properties officeooo:rsid="000ceca7"/>
    </style:style>
    <style:style style:name="T2" style:family="text">
      <style:text-properties officeooo:rsid="0011a1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rad Lewin</text:p>
      <text:p text:style-name="P4">CS 340</text:p>
      <text:p text:style-name="P4">7/<text:span text:style-name="T2">10/</text:span>2016</text:p>
      <text:p text:style-name="P4"/>
      <text:p text:style-name="P1">1.<text:span text:style-name="T1">a</text:span>)</text:p>
      <text:p text:style-name="P1"><draw:frame draw:style-name="fr1" draw:name="Image2" text:anchor-type="paragraph" svg:width="0.8646in" svg:height="2.9583in" draw:z-index="1"><draw:image xlink:href="Pictures/10000201000000530000011C3D51DC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1.b)</text:p>
      <text:p text:style-name="P2"><draw:frame draw:style-name="fr1" draw:name="Image3" text:anchor-type="paragraph" svg:width="3.7811in" svg:height="3.2602in" draw:z-index="0"><draw:image xlink:href="Pictures/100002010000016B0000013995280097.png" xlink:type="simple" xlink:show="embed" xlink:actuate="onLoad"/></draw:frame></text:p>
      <text:p text:style-name="P6">2)</text:p>
      <text:p text:style-name="P3"><draw:frame draw:style-name="fr1" draw:name="Image4" text:anchor-type="paragraph" svg:width="4.6874in" svg:height="4.0728in" draw:z-index="2"><draw:image xlink:href="Pictures/10000201000001C200000187278F1037.png" xlink:type="simple" xlink:show="embed" xlink:actuate="onLoad"/></draw:frame></text:p>
      <text:p text:style-name="P5">3)</text:p>
      <text:p text:style-name="P1"/>
      <text:p text:style-name="P1"><draw:frame draw:style-name="fr2" draw:name="Image1" text:anchor-type="paragraph" svg:width="6.9252in" svg:height="4.4055in" draw:z-index="3"><draw:image xlink:href="Pictures/1000020100000320000001FDF818C9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5:19:37.718000000</meta:creation-date>
    <dc:date>2016-07-10T14:14:19.663000000</dc:date>
    <meta:editing-duration>P2DT22H54M44S</meta:editing-duration>
    <meta:editing-cycles>6</meta:editing-cycles>
    <meta:generator>LibreOffice/4.3.5.2$Windows_x86 LibreOffice_project/3a87456aaa6a95c63eea1c1b3201acedf0751bd5</meta:generator>
    <meta:document-statistic meta:table-count="0" meta:image-count="4" meta:object-count="0" meta:page-count="3" meta:paragraph-count="7" meta:word-count="9" meta:character-count="39" meta:non-whitespace-character-count="37"/>
  </office:meta>
</office:document-meta>
</file>